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5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4]) &amp; &quot;,&quot;" office:value-type="string" office:string-value="0x19000," calcext:value-type="string">
            <text:p>0x19000,</text:p>
          </table:table-cell>
          <table:table-cell table:style-name="ce8" table:formula="of:=[.D14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(reserved / unused)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94" calcext:value-type="float">
            <text:p>4094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8192" calcext:value-type="float">
            <text:p>8192</text:p>
          </table:table-cell>
          <table:table-cell table:formula="of:=[.H8]/1024" office:value-type="float" office:value="8" calcext:value-type="float">
            <text:p>8</text:p>
          </table:table-cell>
          <table:table-cell table:formula="of:=[.I8]/1024" office:value-type="float" office:value="0.0078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6]) &amp; &quot;,&quot;" office:value-type="string" office:string-value="0x1D000," calcext:value-type="string">
            <text:p>0x1D000,</text:p>
          </table:table-cell>
          <table:table-cell table:style-name="ce8" table:formula="of:=[.D16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8]) &amp; &quot;,&quot;" office:value-type="string" office:string-value="0x1F000," calcext:value-type="string">
            <text:p>0x1F000,</text:p>
          </table:table-cell>
          <table:table-cell table:style-name="ce8" table:formula="of:=[.D18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22" calcext:value-type="float">
            <text:p>22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72" calcext:value-type="float">
            <text:p>4072</text:p>
          </table:table-cell>
          <table:table-cell table:formula="of:=[.G8]+([.D8]*4096)" office:value-type="float" office:value="8192" calcext:value-type="float">
            <text:p>8192</text:p>
          </table:table-cell>
          <table:table-cell table:formula="of:=[.D10]*4096" office:value-type="float" office:value="90112" calcext:value-type="float">
            <text:p>90112</text:p>
          </table:table-cell>
          <table:table-cell table:formula="of:=[.H10]/1024" office:value-type="float" office:value="88" calcext:value-type="float">
            <text:p>88</text:p>
          </table:table-cell>
          <table:table-cell table:formula="of:=[.I10]/1024" office:value-type="float" office:value="0.0859375" calcext:value-type="float">
            <text:p>0.1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20]) &amp; &quot;,&quot;" office:value-type="string" office:string-value="0x20000," calcext:value-type="string">
            <text:p>0x20000,</text:p>
          </table:table-cell>
          <table:table-cell table:style-name="ce8" table:formula="of:=[.D20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2]) &amp; &quot;,&quot;" office:value-type="string" office:string-value="0x220000," calcext:value-type="string">
            <text:p>0x220000,</text:p>
          </table:table-cell>
          <table:table-cell table:style-name="ce8" table:formula="of:=[.D22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71" calcext:value-type="float">
            <text:p>4071</text:p>
          </table:table-cell>
          <table:table-cell table:formula="of:=[.G10]+([.D10]*4096)" office:value-type="float" office:value="98304" calcext:value-type="float">
            <text:p>98304</text:p>
          </table:table-cell>
          <table:table-cell table:formula="of:=[.D12]*4096" office:value-type="float" office:value="4096" calcext:value-type="float">
            <text:p>4096</text:p>
          </table:table-cell>
          <table:table-cell table:formula="of:=[.H12]/1024" office:value-type="float" office:value="4" calcext:value-type="float">
            <text:p>4</text:p>
          </table:table-cell>
          <table:table-cell table:formula="of:=[.I12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4]) &amp; &quot;,&quot;" office:value-type="string" office:string-value="0x420000," calcext:value-type="string">
            <text:p>0x420000,</text:p>
          </table:table-cell>
          <table:table-cell table:style-name="ce8" table:formula="of:=[.D24]*4 &amp; &quot;K,&quot;" office:value-type="string" office:string-value="8192K," calcext:value-type="string">
            <text:p>81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6]) &amp; &quot;,&quot;" office:value-type="string" office:string-value="0xC20000," calcext:value-type="string">
            <text:p>0xC20000,</text:p>
          </table:table-cell>
          <table:table-cell table:style-name="ce8" table:formula="of:=[.D26]*4 &amp; &quot;K,&quot;" office:value-type="string" office:string-value="3968K," calcext:value-type="string">
            <text:p>396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67" calcext:value-type="float">
            <text:p>4067</text:p>
          </table:table-cell>
          <table:table-cell table:formula="of:=[.G12]+([.D12]*4096)" office:value-type="float" office:value="102400" calcext:value-type="float">
            <text:p>102400</text:p>
          </table:table-cell>
          <table:table-cell table:formula="of:=[.D14]*4096" office:value-type="float" office:value="16384" calcext:value-type="float">
            <text:p>16384</text:p>
          </table:table-cell>
          <table:table-cell table:formula="of:=[.H14]/1024" office:value-type="float" office:value="16" calcext:value-type="float">
            <text:p>16</text:p>
          </table:table-cell>
          <table:table-cell table:formula="of:=[.I14]/1024" office:value-type="float" office:value="0.0156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5" calcext:value-type="float">
            <text:p>4065</text:p>
          </table:table-cell>
          <table:table-cell table:formula="of:=[.G14]+([.D14]*4096)" office:value-type="float" office:value="118784" calcext:value-type="float">
            <text:p>118784</text:p>
          </table:table-cell>
          <table:table-cell table:formula="of:=[.D16]*4096" office:value-type="float" office:value="8192" calcext:value-type="float">
            <text:p>8192</text:p>
          </table:table-cell>
          <table:table-cell table:formula="of:=[.H16]/1024" office:value-type="float" office:value="8" calcext:value-type="float">
            <text:p>8</text:p>
          </table:table-cell>
          <table:table-cell table:formula="of:=[.I16]/1024" office:value-type="float" office:value="0.00781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2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4064" calcext:value-type="float">
            <text:p>4064</text:p>
          </table:table-cell>
          <table:table-cell table:formula="of:=[.G16]+([.D16]*4096)" office:value-type="float" office:value="126976" calcext:value-type="float">
            <text:p>126976</text:p>
          </table:table-cell>
          <table:table-cell table:formula="of:=[.D18]*4096" office:value-type="float" office:value="4096" calcext:value-type="float">
            <text:p>4096</text:p>
          </table:table-cell>
          <table:table-cell table:formula="of:=[.H18]/1024" office:value-type="float" office:value="4" calcext:value-type="float">
            <text:p>4</text:p>
          </table:table-cell>
          <table:table-cell table:formula="of:=[.I18]/1024" office:value-type="float" office:value="0.003906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12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2])" office:value-type="string" office:string-value="0x18000" calcext:value-type="string">
            <text:p>0x1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552" calcext:value-type="float">
            <text:p>3552</text:p>
          </table:table-cell>
          <table:table-cell table:formula="of:=[.G18]+([.D18]*4096)" office:value-type="float" office:value="131072" calcext:value-type="float">
            <text:p>131072</text:p>
          </table:table-cell>
          <table:table-cell table:formula="of:=[.D20]*4096" office:value-type="float" office:value="2097152" calcext:value-type="float">
            <text:p>2097152</text:p>
          </table:table-cell>
          <table:table-cell table:formula="of:=[.H20]/1024" office:value-type="float" office:value="2048" calcext:value-type="float">
            <text:p>2048</text:p>
          </table:table-cell>
          <table:table-cell table:formula="of:=[.I20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20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3040" calcext:value-type="float">
            <text:p>3040</text:p>
          </table:table-cell>
          <table:table-cell table:formula="of:=[.G20]+([.D20]*4096)" office:value-type="float" office:value="2228224" calcext:value-type="float">
            <text:p>2228224</text:p>
          </table:table-cell>
          <table:table-cell table:formula="of:=[.D22]*4096" office:value-type="float" office:value="2097152" calcext:value-type="float">
            <text:p>2097152</text:p>
          </table:table-cell>
          <table:table-cell table:formula="of:=[.H22]/1024" office:value-type="float" office:value="2048" calcext:value-type="float">
            <text:p>2048</text:p>
          </table:table-cell>
          <table:table-cell table:formula="of:=[.I22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48" calcext:value-type="float">
            <text:p>2048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992" calcext:value-type="float">
            <text:p>992</text:p>
          </table:table-cell>
          <table:table-cell table:formula="of:=[.G22]+([.D22]*4096)" office:value-type="float" office:value="4325376" calcext:value-type="float">
            <text:p>4325376</text:p>
          </table:table-cell>
          <table:table-cell table:formula="of:=[.D24]*4096" office:value-type="float" office:value="8388608" calcext:value-type="float">
            <text:p>8388608</text:p>
          </table:table-cell>
          <table:table-cell table:formula="of:=[.H24]/1024" office:value-type="float" office:value="8192" calcext:value-type="float">
            <text:p>8192</text:p>
          </table:table-cell>
          <table:table-cell table:formula="of:=[.I24]/1024" office:value-type="float" office:value="8" calcext:value-type="float">
            <text:p>8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992" calcext:value-type="float">
            <text:p>992</text:p>
          </table:table-cell>
          <table:table-cell office:value-type="string" calcext:value-type="string">
            <text:p>Sectors</text:p>
          </table:table-cell>
          <table:table-cell table:formula="of:=[.F24]-[.D26]" office:value-type="float" office:value="0" calcext:value-type="float">
            <text:p>0</text:p>
          </table:table-cell>
          <table:table-cell table:formula="of:=[.G24]+([.D24]*4096)" office:value-type="float" office:value="12713984" calcext:value-type="float">
            <text:p>12713984</text:p>
          </table:table-cell>
          <table:table-cell table:formula="of:=[.D26]*4096" office:value-type="float" office:value="4063232" calcext:value-type="float">
            <text:p>4063232</text:p>
          </table:table-cell>
          <table:table-cell table:formula="of:=[.H26]/1024" office:value-type="float" office:value="3968" calcext:value-type="float">
            <text:p>3968</text:p>
          </table:table-cell>
          <table:table-cell table:formula="of:=[.I26]/1024" office:value-type="float" office:value="3.875" calcext:value-type="float">
            <text:p>3.9</text:p>
          </table:table-cell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9" table:number-columns-repeated="11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00:05:53.883428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12-11T00:17:11.203710926</dc:date>
    <meta:editing-duration>PT18H43M22S</meta:editing-duration>
    <meta:editing-cycles>85</meta:editing-cycles>
    <meta:generator>LibreOffice/25.2.5.2$Linux_X86_64 LibreOffice_project/520$Build-2</meta:generator>
    <meta:document-statistic meta:table-count="1" meta:cell-count="147" meta:object-count="0"/>
  </office:meta>
</office:document-meta>
</file>